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c0c0c0" fo:wrap-option="wrap" fo:border="0.000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ffff99" fo:border="0.0008in solid #000000" fo:padding-bottom="0.0193in" fo:padding-left="0.0138in" fo:padding-right="0.0138in" fo:padding-top="0.0193in"/>
    </style:style>
    <style:style style:name="ce4" style:family="table-cell" style:parent-style-name="Default" style:data-style-name="N0">
      <style:table-cell-properties fo:background-color="#ffff99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0c0c0" style:text-align-source="fix" style:repeat-content="false" fo:wrap-option="wrap" fo:border="0.0008in solid #000000" fo:padding-bottom="0.0193in" fo:padding-left="0.0138in" fo:padding-right="0.0138in" fo:padding-top="0.0193in"/>
      <style:paragraph-properties fo:text-align="start" fo:margin-left="0in"/>
    </style:style>
    <style:style style:name="ce6" style:family="table-cell" style:parent-style-name="Default">
      <style:table-cell-properties fo:background-color="#ffd320" fo:border="0.000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6"/>
        <table:table-row table:style-name="ro1">
          <table:table-cell table:style-name="Default" table:number-columns-repeated="10"/>
        </table:table-row>
        <table:table-row table:style-name="ro2">
          <table:table-cell/>
          <table:table-cell table:style-name="ce2" office:value-type="string">
            <text:p>Tarea 1</text:p>
          </table:table-cell>
          <table:table-cell table:style-name="ce2" office:value-type="string">
            <text:p>Tarea 2</text:p>
          </table:table-cell>
          <table:table-cell table:style-name="ce2" office:value-type="string">
            <text:p>Asistencias</text:p>
          </table:table-cell>
          <table:table-cell table:style-name="ce2" office:value-type="string">
            <text:p>Participación</text:p>
          </table:table-cell>
          <table:table-cell table:style-name="ce5" office:value-type="string">
            <text:p>Proyecto medio termino</text:p>
          </table:table-cell>
          <table:table-cell table:style-name="ce2" office:value-type="string">
            <text:p>Proyecto final (suponiendo que todos saquen 80%)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Exámenes (Suponiendo que todos saquen 80%)</text:p>
          </table:table-cell>
          <table:table-cell table:style-name="ce2"/>
        </table:table-row>
        <table:table-row table:style-name="ro3">
          <table:table-cell office:value-type="string">
            <text:p>Ponderación</text:p>
          </table:table-cell>
          <table:table-cell table:style-name="ce1" table:number-columns-repeated="2"/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table:formula="of:=SUM([.D3:.I3])" office:value-type="float" office:value="1">
            <text:p>1</text:p>
          </table:table-cell>
        </table:table-row>
        <table:table-row table:style-name="ro3"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5/5"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AVERAGE([.B4];[.C4])"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formula="of:=([.D4]*[.D$3])+([.E4]*[.E$3])+([.F4]*[.F$3])+([.G4]*[.G$3])+([.H4]*[.H$3])+([.I4]*[.I$3])" office:value-type="float" office:value="0.6975">
            <text:p>0.6975</text:p>
          </table:table-cell>
        </table:table-row>
        <table:table-row table:style-name="ro3">
          <table:table-cell office:value-type="string">
            <text:p>Glo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3/5"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formula="of:=AVERAGE([.B5];[.C5])"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formula="of:=([.D5]*[.D$3])+([.E5]*[.E$3])+([.F5]*[.F$3])+([.G5]*[.G$3])+([.H5]*[.H$3])+([.I5]*[.I$3])" office:value-type="float" office:value="0.7075">
            <text:p>0.7075</text:p>
          </table:table-cell>
        </table:table-row>
        <table:table-row table:style-name="ro3">
          <table:table-cell office:value-type="string">
            <text:p>Manuel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f:=4/5"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formula="of:=AVERAGE([.B6];[.C6])" office:value-type="float" office:value="0.8">
            <text:p>0.8</text:p>
          </table:table-cell>
          <table:table-cell office:value-type="float" office:value="0.8">
            <text:p>0.8</text:p>
          </table:table-cell>
          <table:table-cell table:formula="of:=([.D6]*[.D$3])+([.E6]*[.E$3])+([.F6]*[.F$3])+([.G6]*[.G$3])+([.H6]*[.H$3])+([.I6]*[.I$3])" office:value-type="float" office:value="0.7975">
            <text:p>0.7975</text:p>
          </table:table-cell>
        </table:table-row>
        <table:table-row table:style-name="ro3">
          <table:table-cell office:value-type="string">
            <text:p>Adrian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formula="of:=3/5"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AVERAGE([.B7];[.C7])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formula="of:=([.D7]*[.D$3])+([.E7]*[.E$3])+([.F7]*[.F$3])+([.G7]*[.G$3])+([.H7]*[.H$3])+([.I7]*[.I$3])" office:value-type="float" office:value="0.7075">
            <text:p>0.70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17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6-15T10:36:45</meta:creation-date>
    <dc:date>2011-06-16T17:03:05</dc:date>
    <dc:creator>Humberto Hernandez</dc:creator>
    <meta:editing-duration>PT20H05M57S</meta:editing-duration>
    <meta:editing-cycles>4</meta:editing-cycles>
    <meta:generator>OpenOffice.org/3.2$Linux OpenOffice.org_project/320m19$Build-9505</meta:generator>
    <meta:printed-by>Humberto Hernandez</meta:printed-by>
    <meta:print-date>2011-06-15T18:28:10</meta:print-date>
    <meta:document-statistic meta:table-count="3" meta:cell-count="56" meta:object-count="0"/>
  </office:meta>
</office:document-meta>
</file>